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46.54pt"/>
    </style:style>
    <style:style style:name="co4" style:family="table-column">
      <style:table-column-properties fo:break-before="auto" style:column-width="35.74pt"/>
    </style:style>
    <style:style style:name="co5" style:family="table-column">
      <style:table-column-properties fo:break-before="auto" style:column-width="41.16pt"/>
    </style:style>
    <style:style style:name="co6" style:family="table-column">
      <style:table-column-properties fo:break-before="auto" style:column-width="30.3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606_07:10:38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1"/>
        <table:table-row table:style-name="ro1">
          <table:table-cell office:value-type="string" calcext:value-type="string">
            <text:p>0:8:b9:18:54:e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1532272" calcext:value-type="float">
            <text:p>1532272</text:p>
          </table:table-cell>
          <table:table-cell office:value-type="float" office:value="1491528" calcext:value-type="float">
            <text:p>1491528</text:p>
          </table:table-cell>
          <table:table-cell office:value-type="float" office:value="40744" calcext:value-type="float">
            <text:p>40744</text:p>
          </table:table-cell>
          <table:table-cell/>
          <table:table-cell office:value-type="float" office:value="118695" calcext:value-type="float">
            <text:p>118695</text:p>
          </table:table-cell>
          <table:table-cell office:value-type="float" office:value="117212" calcext:value-type="float">
            <text:p>117212</text:p>
          </table:table-cell>
          <table:table-cell office:value-type="float" office:value="1483" calcext:value-type="float">
            <text:p>1483</text:p>
          </table:table-cell>
          <table:table-cell/>
          <table:table-cell office:value-type="float" office:value="50246" calcext:value-type="float">
            <text:p>50246</text:p>
          </table:table-cell>
          <table:table-cell office:value-type="float" office:value="48458" calcext:value-type="float">
            <text:p>48458</text:p>
          </table:table-cell>
          <table:table-cell office:value-type="float" office:value="1788" calcext:value-type="float">
            <text:p>1788</text:p>
          </table:table-cell>
          <table:table-cell/>
          <table:table-cell table:formula="of:=[.M2]/([.E2]+[.I2]+[.M2])" office:value-type="percentage" office:value="0.0406225150516869" calcext:value-type="percentage">
            <text:p>4.06%</text:p>
          </table:table-cell>
        </table:table-row>
        <table:table-row table:style-name="ro1">
          <table:table-cell office:value-type="string" calcext:value-type="string">
            <text:p>e0:ca:94:85:82:79</text:p>
          </table:table-cell>
          <table:table-cell office:value-type="float" office:value="8" calcext:value-type="float">
            <text:p>8</text:p>
          </table:table-cell>
          <table:table-cell office:value-type="float" office:value="1568084" calcext:value-type="float">
            <text:p>1568084</text:p>
          </table:table-cell>
          <table:table-cell office:value-type="float" office:value="1527131" calcext:value-type="float">
            <text:p>1527131</text:p>
          </table:table-cell>
          <table:table-cell office:value-type="float" office:value="40953" calcext:value-type="float">
            <text:p>40953</text:p>
          </table:table-cell>
          <table:table-cell/>
          <table:table-cell office:value-type="float" office:value="95491" calcext:value-type="float">
            <text:p>95491</text:p>
          </table:table-cell>
          <table:table-cell office:value-type="float" office:value="93883" calcext:value-type="float">
            <text:p>93883</text:p>
          </table:table-cell>
          <table:table-cell office:value-type="float" office:value="1608" calcext:value-type="float">
            <text:p>1608</text:p>
          </table:table-cell>
          <table:table-cell/>
          <table:table-cell office:value-type="float" office:value="45046" calcext:value-type="float">
            <text:p>45046</text:p>
          </table:table-cell>
          <table:table-cell office:value-type="float" office:value="43561" calcext:value-type="float">
            <text:p>43561</text:p>
          </table:table-cell>
          <table:table-cell office:value-type="float" office:value="1485" calcext:value-type="float">
            <text:p>1485</text:p>
          </table:table-cell>
          <table:table-cell/>
          <table:table-cell table:formula="of:=[.M3]/([.E3]+[.I3]+[.M3])" office:value-type="percentage" office:value="0.0337147527584798" calcext:value-type="percentage">
            <text:p>3.37%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1353596" calcext:value-type="float">
            <text:p>1353596</text:p>
          </table:table-cell>
          <table:table-cell office:value-type="float" office:value="1318465" calcext:value-type="float">
            <text:p>1318465</text:p>
          </table:table-cell>
          <table:table-cell office:value-type="float" office:value="35131" calcext:value-type="float">
            <text:p>35131</text:p>
          </table:table-cell>
          <table:table-cell/>
          <table:table-cell office:value-type="float" office:value="151725" calcext:value-type="float">
            <text:p>151725</text:p>
          </table:table-cell>
          <table:table-cell office:value-type="float" office:value="145379" calcext:value-type="float">
            <text:p>145379</text:p>
          </table:table-cell>
          <table:table-cell office:value-type="float" office:value="6346" calcext:value-type="float">
            <text:p>6346</text:p>
          </table:table-cell>
          <table:table-cell/>
          <table:table-cell office:value-type="float" office:value="147235" calcext:value-type="float">
            <text:p>147235</text:p>
          </table:table-cell>
          <table:table-cell office:value-type="float" office:value="144701" calcext:value-type="float">
            <text:p>144701</text:p>
          </table:table-cell>
          <table:table-cell office:value-type="float" office:value="2534" calcext:value-type="float">
            <text:p>2534</text:p>
          </table:table-cell>
          <table:table-cell/>
          <table:table-cell table:formula="of:=[.M4]/([.E4]+[.I4]+[.M4])" office:value-type="percentage" office:value="0.0575765149621685" calcext:value-type="percentage">
            <text:p>5.76%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1424972" calcext:value-type="float">
            <text:p>1424972</text:p>
          </table:table-cell>
          <table:table-cell office:value-type="float" office:value="1387529" calcext:value-type="float">
            <text:p>1387529</text:p>
          </table:table-cell>
          <table:table-cell office:value-type="float" office:value="37443" calcext:value-type="float">
            <text:p>37443</text:p>
          </table:table-cell>
          <table:table-cell/>
          <table:table-cell office:value-type="float" office:value="182443" calcext:value-type="float">
            <text:p>182443</text:p>
          </table:table-cell>
          <table:table-cell office:value-type="float" office:value="178482" calcext:value-type="float">
            <text:p>178482</text:p>
          </table:table-cell>
          <table:table-cell office:value-type="float" office:value="3961" calcext:value-type="float">
            <text:p>3961</text:p>
          </table:table-cell>
          <table:table-cell/>
          <table:table-cell office:value-type="float" office:value="79885" calcext:value-type="float">
            <text:p>79885</text:p>
          </table:table-cell>
          <table:table-cell office:value-type="float" office:value="77258" calcext:value-type="float">
            <text:p>77258</text:p>
          </table:table-cell>
          <table:table-cell office:value-type="float" office:value="2627" calcext:value-type="float">
            <text:p>2627</text:p>
          </table:table-cell>
          <table:table-cell/>
          <table:table-cell table:formula="of:=[.M5]/([.E5]+[.I5]+[.M5])" office:value-type="percentage" office:value="0.0596625105039631" calcext:value-type="percentage">
            <text:p>5.97%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1573564" calcext:value-type="float">
            <text:p>1573564</text:p>
          </table:table-cell>
          <table:table-cell office:value-type="float" office:value="1532663" calcext:value-type="float">
            <text:p>1532663</text:p>
          </table:table-cell>
          <table:table-cell office:value-type="float" office:value="40901" calcext:value-type="float">
            <text:p>40901</text:p>
          </table:table-cell>
          <table:table-cell/>
          <table:table-cell office:value-type="float" office:value="91760" calcext:value-type="float">
            <text:p>91760</text:p>
          </table:table-cell>
          <table:table-cell office:value-type="float" office:value="90145" calcext:value-type="float">
            <text:p>90145</text:p>
          </table:table-cell>
          <table:table-cell office:value-type="float" office:value="1615" calcext:value-type="float">
            <text:p>1615</text:p>
          </table:table-cell>
          <table:table-cell/>
          <table:table-cell office:value-type="float" office:value="43875" calcext:value-type="float">
            <text:p>43875</text:p>
          </table:table-cell>
          <table:table-cell office:value-type="float" office:value="42385" calcext:value-type="float">
            <text:p>42385</text:p>
          </table:table-cell>
          <table:table-cell office:value-type="float" office:value="1490" calcext:value-type="float">
            <text:p>1490</text:p>
          </table:table-cell>
          <table:table-cell/>
          <table:table-cell table:formula="of:=[.M6]/([.E6]+[.I6]+[.M6])" office:value-type="percentage" office:value="0.0338590192246512" calcext:value-type="percentage">
            <text:p>3.39%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1442916" calcext:value-type="float">
            <text:p>1442916</text:p>
          </table:table-cell>
          <table:table-cell office:value-type="float" office:value="1405425" calcext:value-type="float">
            <text:p>1405425</text:p>
          </table:table-cell>
          <table:table-cell office:value-type="float" office:value="37491" calcext:value-type="float">
            <text:p>37491</text:p>
          </table:table-cell>
          <table:table-cell/>
          <table:table-cell office:value-type="float" office:value="114267" calcext:value-type="float">
            <text:p>114267</text:p>
          </table:table-cell>
          <table:table-cell office:value-type="float" office:value="112753" calcext:value-type="float">
            <text:p>112753</text:p>
          </table:table-cell>
          <table:table-cell office:value-type="float" office:value="1514" calcext:value-type="float">
            <text:p>1514</text:p>
          </table:table-cell>
          <table:table-cell/>
          <table:table-cell office:value-type="float" office:value="126788" calcext:value-type="float">
            <text:p>126788</text:p>
          </table:table-cell>
          <table:table-cell office:value-type="float" office:value="121761" calcext:value-type="float">
            <text:p>121761</text:p>
          </table:table-cell>
          <table:table-cell office:value-type="float" office:value="5027" calcext:value-type="float">
            <text:p>5027</text:p>
          </table:table-cell>
          <table:table-cell/>
          <table:table-cell table:formula="of:=[.M7]/([.E7]+[.I7]+[.M7])" office:value-type="percentage" office:value="0.114166969476744" calcext:value-type="percentage">
            <text:p>11.42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1344894" calcext:value-type="float">
            <text:p>1344894</text:p>
          </table:table-cell>
          <table:table-cell office:value-type="float" office:value="1308571" calcext:value-type="float">
            <text:p>1308571</text:p>
          </table:table-cell>
          <table:table-cell office:value-type="float" office:value="36323" calcext:value-type="float">
            <text:p>36323</text:p>
          </table:table-cell>
          <table:table-cell/>
          <table:table-cell office:value-type="float" office:value="156340" calcext:value-type="float">
            <text:p>156340</text:p>
          </table:table-cell>
          <table:table-cell office:value-type="float" office:value="153619" calcext:value-type="float">
            <text:p>153619</text:p>
          </table:table-cell>
          <table:table-cell office:value-type="float" office:value="2721" calcext:value-type="float">
            <text:p>2721</text:p>
          </table:table-cell>
          <table:table-cell/>
          <table:table-cell office:value-type="float" office:value="154436" calcext:value-type="float">
            <text:p>154436</text:p>
          </table:table-cell>
          <table:table-cell office:value-type="float" office:value="149451" calcext:value-type="float">
            <text:p>149451</text:p>
          </table:table-cell>
          <table:table-cell office:value-type="float" office:value="4985" calcext:value-type="float">
            <text:p>4985</text:p>
          </table:table-cell>
          <table:table-cell/>
          <table:table-cell table:formula="of:=[.M8]/([.E8]+[.I8]+[.M8])" office:value-type="percentage" office:value="0.113220831724545" calcext:value-type="percentage">
            <text:p>11.32%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1341434" calcext:value-type="float">
            <text:p>1341434</text:p>
          </table:table-cell>
          <table:table-cell office:value-type="float" office:value="1306730" calcext:value-type="float">
            <text:p>1306730</text:p>
          </table:table-cell>
          <table:table-cell office:value-type="float" office:value="34704" calcext:value-type="float">
            <text:p>34704</text:p>
          </table:table-cell>
          <table:table-cell/>
          <table:table-cell office:value-type="float" office:value="143310" calcext:value-type="float">
            <text:p>143310</text:p>
          </table:table-cell>
          <table:table-cell office:value-type="float" office:value="139075" calcext:value-type="float">
            <text:p>139075</text:p>
          </table:table-cell>
          <table:table-cell office:value-type="float" office:value="4235" calcext:value-type="float">
            <text:p>4235</text:p>
          </table:table-cell>
          <table:table-cell/>
          <table:table-cell office:value-type="float" office:value="166939" calcext:value-type="float">
            <text:p>166939</text:p>
          </table:table-cell>
          <table:table-cell office:value-type="float" office:value="161871" calcext:value-type="float">
            <text:p>161871</text:p>
          </table:table-cell>
          <table:table-cell office:value-type="float" office:value="5068" calcext:value-type="float">
            <text:p>5068</text:p>
          </table:table-cell>
          <table:table-cell/>
          <table:table-cell table:formula="of:=[.M9]/([.E9]+[.I9]+[.M9])" office:value-type="percentage" office:value="0.115163496716431" calcext:value-type="percentage">
            <text:p>11.52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1457320" calcext:value-type="float">
            <text:p>1457320</text:p>
          </table:table-cell>
          <table:table-cell office:value-type="float" office:value="1419737" calcext:value-type="float">
            <text:p>1419737</text:p>
          </table:table-cell>
          <table:table-cell office:value-type="float" office:value="37583" calcext:value-type="float">
            <text:p>37583</text:p>
          </table:table-cell>
          <table:table-cell/>
          <table:table-cell office:value-type="float" office:value="103415" calcext:value-type="float">
            <text:p>103415</text:p>
          </table:table-cell>
          <table:table-cell office:value-type="float" office:value="101880" calcext:value-type="float">
            <text:p>101880</text:p>
          </table:table-cell>
          <table:table-cell office:value-type="float" office:value="1535" calcext:value-type="float">
            <text:p>1535</text:p>
          </table:table-cell>
          <table:table-cell/>
          <table:table-cell office:value-type="float" office:value="126460" calcext:value-type="float">
            <text:p>126460</text:p>
          </table:table-cell>
          <table:table-cell office:value-type="float" office:value="121553" calcext:value-type="float">
            <text:p>121553</text:p>
          </table:table-cell>
          <table:table-cell office:value-type="float" office:value="4907" calcext:value-type="float">
            <text:p>4907</text:p>
          </table:table-cell>
          <table:table-cell/>
          <table:table-cell table:formula="of:=[.M10]/([.E10]+[.I10]+[.M10])" office:value-type="percentage" office:value="0.111459398069279" calcext:value-type="percentage">
            <text:p>11.15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1406473" calcext:value-type="float">
            <text:p>1406473</text:p>
          </table:table-cell>
          <table:table-cell office:value-type="float" office:value="1369233" calcext:value-type="float">
            <text:p>1369233</text:p>
          </table:table-cell>
          <table:table-cell office:value-type="float" office:value="37240" calcext:value-type="float">
            <text:p>37240</text:p>
          </table:table-cell>
          <table:table-cell/>
          <table:table-cell office:value-type="float" office:value="194314" calcext:value-type="float">
            <text:p>194314</text:p>
          </table:table-cell>
          <table:table-cell office:value-type="float" office:value="190798" calcext:value-type="float">
            <text:p>190798</text:p>
          </table:table-cell>
          <table:table-cell office:value-type="float" office:value="3516" calcext:value-type="float">
            <text:p>3516</text:p>
          </table:table-cell>
          <table:table-cell/>
          <table:table-cell office:value-type="float" office:value="83408" calcext:value-type="float">
            <text:p>83408</text:p>
          </table:table-cell>
          <table:table-cell office:value-type="float" office:value="80150" calcext:value-type="float">
            <text:p>80150</text:p>
          </table:table-cell>
          <table:table-cell office:value-type="float" office:value="3258" calcext:value-type="float">
            <text:p>3258</text:p>
          </table:table-cell>
          <table:table-cell/>
          <table:table-cell table:formula="of:=[.M11]/([.E11]+[.I11]+[.M11])" office:value-type="percentage" office:value="0.0740219021220521" calcext:value-type="percentage">
            <text:p>7.40%</text:p>
          </table:table-cell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8" calcext:value-type="float">
            <text:p>8</text:p>
          </table:table-cell>
          <table:table-cell office:value-type="float" office:value="1333135" calcext:value-type="float">
            <text:p>1333135</text:p>
          </table:table-cell>
          <table:table-cell office:value-type="float" office:value="1295841" calcext:value-type="float">
            <text:p>1295841</text:p>
          </table:table-cell>
          <table:table-cell office:value-type="float" office:value="37294" calcext:value-type="float">
            <text:p>37294</text:p>
          </table:table-cell>
          <table:table-cell/>
          <table:table-cell office:value-type="float" office:value="170017" calcext:value-type="float">
            <text:p>170017</text:p>
          </table:table-cell>
          <table:table-cell office:value-type="float" office:value="168264" calcext:value-type="float">
            <text:p>168264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151467" calcext:value-type="float">
            <text:p>151467</text:p>
          </table:table-cell>
          <table:table-cell office:value-type="float" office:value="146509" calcext:value-type="float">
            <text:p>146509</text:p>
          </table:table-cell>
          <table:table-cell office:value-type="float" office:value="4958" calcext:value-type="float">
            <text:p>4958</text:p>
          </table:table-cell>
          <table:table-cell/>
          <table:table-cell table:formula="of:=[.M12]/([.E12]+[.I12]+[.M12])" office:value-type="percentage" office:value="0.112669014884672" calcext:value-type="percentage">
            <text:p>11.27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1526719" calcext:value-type="float">
            <text:p>1526719</text:p>
          </table:table-cell>
          <table:table-cell office:value-type="float" office:value="1486127" calcext:value-type="float">
            <text:p>1486127</text:p>
          </table:table-cell>
          <table:table-cell office:value-type="float" office:value="40592" calcext:value-type="float">
            <text:p>40592</text:p>
          </table:table-cell>
          <table:table-cell/>
          <table:table-cell office:value-type="float" office:value="131631" calcext:value-type="float">
            <text:p>131631</text:p>
          </table:table-cell>
          <table:table-cell office:value-type="float" office:value="129770" calcext:value-type="float">
            <text:p>129770</text:p>
          </table:table-cell>
          <table:table-cell office:value-type="float" office:value="1861" calcext:value-type="float">
            <text:p>1861</text:p>
          </table:table-cell>
          <table:table-cell/>
          <table:table-cell office:value-type="float" office:value="48420" calcext:value-type="float">
            <text:p>48420</text:p>
          </table:table-cell>
          <table:table-cell office:value-type="float" office:value="46846" calcext:value-type="float">
            <text:p>46846</text:p>
          </table:table-cell>
          <table:table-cell office:value-type="float" office:value="1574" calcext:value-type="float">
            <text:p>1574</text:p>
          </table:table-cell>
          <table:table-cell/>
          <table:table-cell table:formula="of:=[.M13]/([.E13]+[.I13]+[.M13])" office:value-type="percentage" office:value="0.0357507892883912" calcext:value-type="percentage">
            <text:p>3.58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1560772" calcext:value-type="float">
            <text:p>1560772</text:p>
          </table:table-cell>
          <table:table-cell office:value-type="float" office:value="1519661" calcext:value-type="float">
            <text:p>1519661</text:p>
          </table:table-cell>
          <table:table-cell office:value-type="float" office:value="41111" calcext:value-type="float">
            <text:p>41111</text:p>
          </table:table-cell>
          <table:table-cell/>
          <table:table-cell office:value-type="float" office:value="99121" calcext:value-type="float">
            <text:p>99121</text:p>
          </table:table-cell>
          <table:table-cell office:value-type="float" office:value="97722" calcext:value-type="float">
            <text:p>97722</text:p>
          </table:table-cell>
          <table:table-cell office:value-type="float" office:value="1399" calcext:value-type="float">
            <text:p>1399</text:p>
          </table:table-cell>
          <table:table-cell/>
          <table:table-cell office:value-type="float" office:value="45679" calcext:value-type="float">
            <text:p>45679</text:p>
          </table:table-cell>
          <table:table-cell office:value-type="float" office:value="44173" calcext:value-type="float">
            <text:p>44173</text:p>
          </table:table-cell>
          <table:table-cell office:value-type="float" office:value="1506" calcext:value-type="float">
            <text:p>1506</text:p>
          </table:table-cell>
          <table:table-cell/>
          <table:table-cell table:formula="of:=[.M14]/([.E14]+[.I14]+[.M14])" office:value-type="percentage" office:value="0.0342148309705562" calcext:value-type="percentage">
            <text:p>3.42%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1302834" calcext:value-type="float">
            <text:p>1302834</text:p>
          </table:table-cell>
          <table:table-cell office:value-type="float" office:value="1269137" calcext:value-type="float">
            <text:p>1269137</text:p>
          </table:table-cell>
          <table:table-cell office:value-type="float" office:value="33697" calcext:value-type="float">
            <text:p>33697</text:p>
          </table:table-cell>
          <table:table-cell/>
          <table:table-cell office:value-type="float" office:value="177922" calcext:value-type="float">
            <text:p>177922</text:p>
          </table:table-cell>
          <table:table-cell office:value-type="float" office:value="173565" calcext:value-type="float">
            <text:p>173565</text:p>
          </table:table-cell>
          <table:table-cell office:value-type="float" office:value="4357" calcext:value-type="float">
            <text:p>4357</text:p>
          </table:table-cell>
          <table:table-cell/>
          <table:table-cell office:value-type="float" office:value="173885" calcext:value-type="float">
            <text:p>173885</text:p>
          </table:table-cell>
          <table:table-cell office:value-type="float" office:value="167924" calcext:value-type="float">
            <text:p>167924</text:p>
          </table:table-cell>
          <table:table-cell office:value-type="float" office:value="5961" calcext:value-type="float">
            <text:p>5961</text:p>
          </table:table-cell>
          <table:table-cell/>
          <table:table-cell table:formula="of:=[.M15]/([.E15]+[.I15]+[.M15])" office:value-type="percentage" office:value="0.135431103033057" calcext:value-type="percentage">
            <text:p>13.54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1352744" calcext:value-type="float">
            <text:p>1352744</text:p>
          </table:table-cell>
          <table:table-cell office:value-type="float" office:value="1318985" calcext:value-type="float">
            <text:p>1318985</text:p>
          </table:table-cell>
          <table:table-cell office:value-type="float" office:value="33759" calcext:value-type="float">
            <text:p>33759</text:p>
          </table:table-cell>
          <table:table-cell/>
          <table:table-cell office:value-type="float" office:value="179936" calcext:value-type="float">
            <text:p>179936</text:p>
          </table:table-cell>
          <table:table-cell office:value-type="float" office:value="175087" calcext:value-type="float">
            <text:p>175087</text:p>
          </table:table-cell>
          <table:table-cell office:value-type="float" office:value="4849" calcext:value-type="float">
            <text:p>4849</text:p>
          </table:table-cell>
          <table:table-cell/>
          <table:table-cell office:value-type="float" office:value="141272" calcext:value-type="float">
            <text:p>141272</text:p>
          </table:table-cell>
          <table:table-cell office:value-type="float" office:value="136061" calcext:value-type="float">
            <text:p>136061</text:p>
          </table:table-cell>
          <table:table-cell office:value-type="float" office:value="5211" calcext:value-type="float">
            <text:p>5211</text:p>
          </table:table-cell>
          <table:table-cell/>
          <table:table-cell table:formula="of:=[.M16]/([.E16]+[.I16]+[.M16])" office:value-type="percentage" office:value="0.118921015997627" calcext:value-type="percentage">
            <text:p>11.89%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1441416" calcext:value-type="float">
            <text:p>1441416</text:p>
          </table:table-cell>
          <table:table-cell office:value-type="float" office:value="1403822" calcext:value-type="float">
            <text:p>1403822</text:p>
          </table:table-cell>
          <table:table-cell office:value-type="float" office:value="37594" calcext:value-type="float">
            <text:p>37594</text:p>
          </table:table-cell>
          <table:table-cell/>
          <table:table-cell office:value-type="float" office:value="138209" calcext:value-type="float">
            <text:p>138209</text:p>
          </table:table-cell>
          <table:table-cell office:value-type="float" office:value="134119" calcext:value-type="float">
            <text:p>134119</text:p>
          </table:table-cell>
          <table:table-cell office:value-type="float" office:value="4090" calcext:value-type="float">
            <text:p>4090</text:p>
          </table:table-cell>
          <table:table-cell/>
          <table:table-cell office:value-type="float" office:value="94694" calcext:value-type="float">
            <text:p>94694</text:p>
          </table:table-cell>
          <table:table-cell office:value-type="float" office:value="92371" calcext:value-type="float">
            <text:p>92371</text:p>
          </table:table-cell>
          <table:table-cell office:value-type="float" office:value="2323" calcext:value-type="float">
            <text:p>2323</text:p>
          </table:table-cell>
          <table:table-cell/>
          <table:table-cell table:formula="of:=[.M17]/([.E17]+[.I17]+[.M17])" office:value-type="percentage" office:value="0.0527870566046311" calcext:value-type="percentage">
            <text:p>5.28%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1554462" calcext:value-type="float">
            <text:p>1554462</text:p>
          </table:table-cell>
          <table:table-cell office:value-type="float" office:value="1513857" calcext:value-type="float">
            <text:p>1513857</text:p>
          </table:table-cell>
          <table:table-cell office:value-type="float" office:value="40605" calcext:value-type="float">
            <text:p>40605</text:p>
          </table:table-cell>
          <table:table-cell/>
          <table:table-cell office:value-type="float" office:value="104787" calcext:value-type="float">
            <text:p>104787</text:p>
          </table:table-cell>
          <table:table-cell office:value-type="float" office:value="103208" calcext:value-type="float">
            <text:p>103208</text:p>
          </table:table-cell>
          <table:table-cell office:value-type="float" office:value="1579" calcext:value-type="float">
            <text:p>1579</text:p>
          </table:table-cell>
          <table:table-cell/>
          <table:table-cell office:value-type="float" office:value="49126" calcext:value-type="float">
            <text:p>49126</text:p>
          </table:table-cell>
          <table:table-cell office:value-type="float" office:value="47298" calcext:value-type="float">
            <text:p>47298</text:p>
          </table:table-cell>
          <table:table-cell office:value-type="float" office:value="1828" calcext:value-type="float">
            <text:p>1828</text:p>
          </table:table-cell>
          <table:table-cell/>
          <table:table-cell table:formula="of:=[.M18]/([.E18]+[.I18]+[.M18])" office:value-type="percentage" office:value="0.0415341270562574" calcext:value-type="percentage">
            <text:p>4.15%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1416139" calcext:value-type="float">
            <text:p>1416139</text:p>
          </table:table-cell>
          <table:table-cell office:value-type="float" office:value="1381733" calcext:value-type="float">
            <text:p>1381733</text:p>
          </table:table-cell>
          <table:table-cell office:value-type="float" office:value="34406" calcext:value-type="float">
            <text:p>34406</text:p>
          </table:table-cell>
          <table:table-cell/>
          <table:table-cell office:value-type="float" office:value="162931" calcext:value-type="float">
            <text:p>162931</text:p>
          </table:table-cell>
          <table:table-cell office:value-type="float" office:value="155974" calcext:value-type="float">
            <text:p>155974</text:p>
          </table:table-cell>
          <table:table-cell office:value-type="float" office:value="6957" calcext:value-type="float">
            <text:p>6957</text:p>
          </table:table-cell>
          <table:table-cell/>
          <table:table-cell office:value-type="float" office:value="98731" calcext:value-type="float">
            <text:p>98731</text:p>
          </table:table-cell>
          <table:table-cell office:value-type="float" office:value="96052" calcext:value-type="float">
            <text:p>96052</text:p>
          </table:table-cell>
          <table:table-cell office:value-type="float" office:value="2679" calcext:value-type="float">
            <text:p>2679</text:p>
          </table:table-cell>
          <table:table-cell/>
          <table:table-cell table:formula="of:=[.M19]/([.E19]+[.I19]+[.M19])" office:value-type="percentage" office:value="0.0608283002588438" calcext:value-type="percentage">
            <text:p>6.08%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1492460" calcext:value-type="float">
            <text:p>1492460</text:p>
          </table:table-cell>
          <table:table-cell office:value-type="float" office:value="1454896" calcext:value-type="float">
            <text:p>1454896</text:p>
          </table:table-cell>
          <table:table-cell office:value-type="float" office:value="37564" calcext:value-type="float">
            <text:p>37564</text:p>
          </table:table-cell>
          <table:table-cell/>
          <table:table-cell office:value-type="float" office:value="165284" calcext:value-type="float">
            <text:p>165284</text:p>
          </table:table-cell>
          <table:table-cell office:value-type="float" office:value="161210" calcext:value-type="float">
            <text:p>161210</text:p>
          </table:table-cell>
          <table:table-cell office:value-type="float" office:value="4074" calcext:value-type="float">
            <text:p>4074</text:p>
          </table:table-cell>
          <table:table-cell/>
          <table:table-cell office:value-type="float" office:value="51070" calcext:value-type="float">
            <text:p>51070</text:p>
          </table:table-cell>
          <table:table-cell office:value-type="float" office:value="48691" calcext:value-type="float">
            <text:p>48691</text:p>
          </table:table-cell>
          <table:table-cell office:value-type="float" office:value="2379" calcext:value-type="float">
            <text:p>2379</text:p>
          </table:table-cell>
          <table:table-cell/>
          <table:table-cell table:formula="of:=[.M20]/([.E20]+[.I20]+[.M20])" office:value-type="percentage" office:value="0.0540472999068542" calcext:value-type="percentage">
            <text:p>5.40%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1578526" calcext:value-type="float">
            <text:p>1578526</text:p>
          </table:table-cell>
          <table:table-cell office:value-type="float" office:value="1537470" calcext:value-type="float">
            <text:p>1537470</text:p>
          </table:table-cell>
          <table:table-cell office:value-type="float" office:value="41056" calcext:value-type="float">
            <text:p>41056</text:p>
          </table:table-cell>
          <table:table-cell/>
          <table:table-cell office:value-type="float" office:value="85169" calcext:value-type="float">
            <text:p>85169</text:p>
          </table:table-cell>
          <table:table-cell office:value-type="float" office:value="83517" calcext:value-type="float">
            <text:p>83517</text:p>
          </table:table-cell>
          <table:table-cell office:value-type="float" office:value="1652" calcext:value-type="float">
            <text:p>1652</text:p>
          </table:table-cell>
          <table:table-cell/>
          <table:table-cell office:value-type="float" office:value="41671" calcext:value-type="float">
            <text:p>41671</text:p>
          </table:table-cell>
          <table:table-cell office:value-type="float" office:value="40353" calcext:value-type="float">
            <text:p>40353</text:p>
          </table:table-cell>
          <table:table-cell office:value-type="float" office:value="1318" calcext:value-type="float">
            <text:p>1318</text:p>
          </table:table-cell>
          <table:table-cell/>
          <table:table-cell table:formula="of:=[.M21]/([.E21]+[.I21]+[.M21])" office:value-type="percentage" office:value="0.0299368554944805" calcext:value-type="percentage">
            <text:p>2.99%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566141" calcext:value-type="float">
            <text:p>566141</text:p>
          </table:table-cell>
          <table:table-cell office:value-type="float" office:value="525058" calcext:value-type="float">
            <text:p>525058</text:p>
          </table:table-cell>
          <table:table-cell office:value-type="float" office:value="41083" calcext:value-type="float">
            <text:p>41083</text:p>
          </table:table-cell>
          <table:table-cell/>
          <table:table-cell office:value-type="float" office:value="20582" calcext:value-type="float">
            <text:p>20582</text:p>
          </table:table-cell>
          <table:table-cell office:value-type="float" office:value="19093" calcext:value-type="float">
            <text:p>19093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17516" calcext:value-type="float">
            <text:p>17516</text:p>
          </table:table-cell>
          <table:table-cell office:value-type="float" office:value="16074" calcext:value-type="float">
            <text:p>16074</text:p>
          </table:table-cell>
          <table:table-cell office:value-type="float" office:value="1442" calcext:value-type="float">
            <text:p>1442</text:p>
          </table:table-cell>
          <table:table-cell/>
          <table:table-cell table:formula="of:=[.M22]/([.E22]+[.I22]+[.M22])" office:value-type="percentage" office:value="0.0327623029036216" calcext:value-type="percentage">
            <text:p>3.28%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1212351" calcext:value-type="float">
            <text:p>1212351</text:p>
          </table:table-cell>
          <table:table-cell office:value-type="float" office:value="1180001" calcext:value-type="float">
            <text:p>1180001</text:p>
          </table:table-cell>
          <table:table-cell office:value-type="float" office:value="32350" calcext:value-type="float">
            <text:p>32350</text:p>
          </table:table-cell>
          <table:table-cell/>
          <table:table-cell office:value-type="float" office:value="216293" calcext:value-type="float">
            <text:p>216293</text:p>
          </table:table-cell>
          <table:table-cell office:value-type="float" office:value="209643" calcext:value-type="float">
            <text:p>209643</text:p>
          </table:table-cell>
          <table:table-cell office:value-type="float" office:value="6650" calcext:value-type="float">
            <text:p>6650</text:p>
          </table:table-cell>
          <table:table-cell/>
          <table:table-cell office:value-type="float" office:value="201119" calcext:value-type="float">
            <text:p>201119</text:p>
          </table:table-cell>
          <table:table-cell office:value-type="float" office:value="196101" calcext:value-type="float">
            <text:p>196101</text:p>
          </table:table-cell>
          <table:table-cell office:value-type="float" office:value="5018" calcext:value-type="float">
            <text:p>5018</text:p>
          </table:table-cell>
          <table:table-cell/>
          <table:table-cell table:formula="of:=[.M23]/([.E23]+[.I23]+[.M23])" office:value-type="percentage" office:value="0.113998818665092" calcext:value-type="percentage">
            <text:p>11.40%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1562431" calcext:value-type="float">
            <text:p>1562431</text:p>
          </table:table-cell>
          <table:table-cell office:value-type="float" office:value="1521401" calcext:value-type="float">
            <text:p>1521401</text:p>
          </table:table-cell>
          <table:table-cell office:value-type="float" office:value="41030" calcext:value-type="float">
            <text:p>41030</text:p>
          </table:table-cell>
          <table:table-cell/>
          <table:table-cell office:value-type="float" office:value="94284" calcext:value-type="float">
            <text:p>94284</text:p>
          </table:table-cell>
          <table:table-cell office:value-type="float" office:value="92766" calcext:value-type="float">
            <text:p>92766</text:p>
          </table:table-cell>
          <table:table-cell office:value-type="float" office:value="1518" calcext:value-type="float">
            <text:p>1518</text:p>
          </table:table-cell>
          <table:table-cell/>
          <table:table-cell office:value-type="float" office:value="44687" calcext:value-type="float">
            <text:p>44687</text:p>
          </table:table-cell>
          <table:table-cell office:value-type="float" office:value="43231" calcext:value-type="float">
            <text:p>43231</text:p>
          </table:table-cell>
          <table:table-cell office:value-type="float" office:value="1456" calcext:value-type="float">
            <text:p>1456</text:p>
          </table:table-cell>
          <table:table-cell/>
          <table:table-cell table:formula="of:=[.M24]/([.E24]+[.I24]+[.M24])" office:value-type="percentage" office:value="0.0330879010999" calcext:value-type="percentage">
            <text:p>3.31%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1546337" calcext:value-type="float">
            <text:p>1546337</text:p>
          </table:table-cell>
          <table:table-cell office:value-type="float" office:value="1505138" calcext:value-type="float">
            <text:p>1505138</text:p>
          </table:table-cell>
          <table:table-cell office:value-type="float" office:value="41199" calcext:value-type="float">
            <text:p>41199</text:p>
          </table:table-cell>
          <table:table-cell/>
          <table:table-cell office:value-type="float" office:value="108384" calcext:value-type="float">
            <text:p>108384</text:p>
          </table:table-cell>
          <table:table-cell office:value-type="float" office:value="106852" calcext:value-type="float">
            <text:p>106852</text:p>
          </table:table-cell>
          <table:table-cell office:value-type="float" office:value="1532" calcext:value-type="float">
            <text:p>1532</text:p>
          </table:table-cell>
          <table:table-cell/>
          <table:table-cell office:value-type="float" office:value="44042" calcext:value-type="float">
            <text:p>44042</text:p>
          </table:table-cell>
          <table:table-cell office:value-type="float" office:value="42755" calcext:value-type="float">
            <text:p>42755</text:p>
          </table:table-cell>
          <table:table-cell office:value-type="float" office:value="1287" calcext:value-type="float">
            <text:p>1287</text:p>
          </table:table-cell>
          <table:table-cell/>
          <table:table-cell table:formula="of:=[.M25]/([.E25]+[.I25]+[.M25])" office:value-type="percentage" office:value="0.029238038984052" calcext:value-type="percentage">
            <text:p>2.92%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1568540" calcext:value-type="float">
            <text:p>1568540</text:p>
          </table:table-cell>
          <table:table-cell office:value-type="float" office:value="1527647" calcext:value-type="float">
            <text:p>1527647</text:p>
          </table:table-cell>
          <table:table-cell office:value-type="float" office:value="40893" calcext:value-type="float">
            <text:p>40893</text:p>
          </table:table-cell>
          <table:table-cell/>
          <table:table-cell office:value-type="float" office:value="95427" calcext:value-type="float">
            <text:p>95427</text:p>
          </table:table-cell>
          <table:table-cell office:value-type="float" office:value="93803" calcext:value-type="float">
            <text:p>93803</text:p>
          </table:table-cell>
          <table:table-cell office:value-type="float" office:value="1624" calcext:value-type="float">
            <text:p>1624</text:p>
          </table:table-cell>
          <table:table-cell/>
          <table:table-cell office:value-type="float" office:value="44654" calcext:value-type="float">
            <text:p>44654</text:p>
          </table:table-cell>
          <table:table-cell office:value-type="float" office:value="43147" calcext:value-type="float">
            <text:p>43147</text:p>
          </table:table-cell>
          <table:table-cell office:value-type="float" office:value="1507" calcext:value-type="float">
            <text:p>1507</text:p>
          </table:table-cell>
          <table:table-cell/>
          <table:table-cell table:formula="of:=[.M26]/([.E26]+[.I26]+[.M26])" office:value-type="percentage" office:value="0.0342313283663456" calcext:value-type="percentage">
            <text:p>3.42%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1538139" calcext:value-type="float">
            <text:p>1538139</text:p>
          </table:table-cell>
          <table:table-cell office:value-type="float" office:value="1497030" calcext:value-type="float">
            <text:p>1497030</text:p>
          </table:table-cell>
          <table:table-cell office:value-type="float" office:value="41109" calcext:value-type="float">
            <text:p>41109</text:p>
          </table:table-cell>
          <table:table-cell/>
          <table:table-cell office:value-type="float" office:value="114307" calcext:value-type="float">
            <text:p>114307</text:p>
          </table:table-cell>
          <table:table-cell office:value-type="float" office:value="112827" calcext:value-type="float">
            <text:p>112827</text:p>
          </table:table-cell>
          <table:table-cell office:value-type="float" office:value="1480" calcext:value-type="float">
            <text:p>1480</text:p>
          </table:table-cell>
          <table:table-cell/>
          <table:table-cell office:value-type="float" office:value="48183" calcext:value-type="float">
            <text:p>48183</text:p>
          </table:table-cell>
          <table:table-cell office:value-type="float" office:value="46765" calcext:value-type="float">
            <text:p>46765</text:p>
          </table:table-cell>
          <table:table-cell office:value-type="float" office:value="1418" calcext:value-type="float">
            <text:p>1418</text:p>
          </table:table-cell>
          <table:table-cell/>
          <table:table-cell table:formula="of:=[.M27]/([.E27]+[.I27]+[.M27])" office:value-type="percentage" office:value="0.0322221464766969" calcext:value-type="percentage">
            <text:p>3.22%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1324766" calcext:value-type="float">
            <text:p>1324766</text:p>
          </table:table-cell>
          <table:table-cell office:value-type="float" office:value="1288195" calcext:value-type="float">
            <text:p>1288195</text:p>
          </table:table-cell>
          <table:table-cell office:value-type="float" office:value="36571" calcext:value-type="float">
            <text:p>36571</text:p>
          </table:table-cell>
          <table:table-cell/>
          <table:table-cell office:value-type="float" office:value="184518" calcext:value-type="float">
            <text:p>184518</text:p>
          </table:table-cell>
          <table:table-cell office:value-type="float" office:value="182279" calcext:value-type="float">
            <text:p>182279</text:p>
          </table:table-cell>
          <table:table-cell office:value-type="float" office:value="2239" calcext:value-type="float">
            <text:p>2239</text:p>
          </table:table-cell>
          <table:table-cell/>
          <table:table-cell office:value-type="float" office:value="153198" calcext:value-type="float">
            <text:p>153198</text:p>
          </table:table-cell>
          <table:table-cell office:value-type="float" office:value="148007" calcext:value-type="float">
            <text:p>148007</text:p>
          </table:table-cell>
          <table:table-cell office:value-type="float" office:value="5191" calcext:value-type="float">
            <text:p>5191</text:p>
          </table:table-cell>
          <table:table-cell/>
          <table:table-cell table:formula="of:=[.M28]/([.E28]+[.I28]+[.M28])" office:value-type="percentage" office:value="0.117974591486557" calcext:value-type="percentage">
            <text:p>11.80%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1565303" calcext:value-type="float">
            <text:p>1565303</text:p>
          </table:table-cell>
          <table:table-cell office:value-type="float" office:value="1524078" calcext:value-type="float">
            <text:p>1524078</text:p>
          </table:table-cell>
          <table:table-cell office:value-type="float" office:value="41225" calcext:value-type="float">
            <text:p>41225</text:p>
          </table:table-cell>
          <table:table-cell/>
          <table:table-cell office:value-type="float" office:value="94843" calcext:value-type="float">
            <text:p>94843</text:p>
          </table:table-cell>
          <table:table-cell office:value-type="float" office:value="93310" calcext:value-type="float">
            <text:p>93310</text:p>
          </table:table-cell>
          <table:table-cell office:value-type="float" office:value="1533" calcext:value-type="float">
            <text:p>1533</text:p>
          </table:table-cell>
          <table:table-cell/>
          <table:table-cell office:value-type="float" office:value="44790" calcext:value-type="float">
            <text:p>44790</text:p>
          </table:table-cell>
          <table:table-cell office:value-type="float" office:value="43530" calcext:value-type="float">
            <text:p>43530</text:p>
          </table:table-cell>
          <table:table-cell office:value-type="float" office:value="1260" calcext:value-type="float">
            <text:p>1260</text:p>
          </table:table-cell>
          <table:table-cell/>
          <table:table-cell table:formula="of:=[.M29]/([.E29]+[.I29]+[.M29])" office:value-type="percentage" office:value="0.0286246535508201" calcext:value-type="percentage">
            <text:p>2.86%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480207" calcext:value-type="float">
            <text:p>480207</text:p>
          </table:table-cell>
          <table:table-cell office:value-type="float" office:value="440307" calcext:value-type="float">
            <text:p>440307</text:p>
          </table:table-cell>
          <table:table-cell office:value-type="float" office:value="39900" calcext:value-type="float">
            <text:p>39900</text:p>
          </table:table-cell>
          <table:table-cell/>
          <table:table-cell office:value-type="float" office:value="25534" calcext:value-type="float">
            <text:p>25534</text:p>
          </table:table-cell>
          <table:table-cell office:value-type="float" office:value="23076" calcext:value-type="float">
            <text:p>23076</text:p>
          </table:table-cell>
          <table:table-cell office:value-type="float" office:value="2458" calcext:value-type="float">
            <text:p>2458</text:p>
          </table:table-cell>
          <table:table-cell/>
          <table:table-cell office:value-type="float" office:value="19136" calcext:value-type="float">
            <text:p>19136</text:p>
          </table:table-cell>
          <table:table-cell office:value-type="float" office:value="17491" calcext:value-type="float">
            <text:p>17491</text:p>
          </table:table-cell>
          <table:table-cell office:value-type="float" office:value="1645" calcext:value-type="float">
            <text:p>1645</text:p>
          </table:table-cell>
          <table:table-cell/>
          <table:table-cell table:formula="of:=[.M30]/([.E30]+[.I30]+[.M30])" office:value-type="percentage" office:value="0.0373838147399041" calcext:value-type="percentage">
            <text:p>3.74%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1571290" calcext:value-type="float">
            <text:p>1571290</text:p>
          </table:table-cell>
          <table:table-cell office:value-type="float" office:value="1530665" calcext:value-type="float">
            <text:p>1530665</text:p>
          </table:table-cell>
          <table:table-cell office:value-type="float" office:value="40625" calcext:value-type="float">
            <text:p>40625</text:p>
          </table:table-cell>
          <table:table-cell/>
          <table:table-cell office:value-type="float" office:value="89148" calcext:value-type="float">
            <text:p>89148</text:p>
          </table:table-cell>
          <table:table-cell office:value-type="float" office:value="87341" calcext:value-type="float">
            <text:p>87341</text:p>
          </table:table-cell>
          <table:table-cell office:value-type="float" office:value="1807" calcext:value-type="float">
            <text:p>1807</text:p>
          </table:table-cell>
          <table:table-cell/>
          <table:table-cell office:value-type="float" office:value="43849" calcext:value-type="float">
            <text:p>43849</text:p>
          </table:table-cell>
          <table:table-cell office:value-type="float" office:value="42318" calcext:value-type="float">
            <text:p>42318</text:p>
          </table:table-cell>
          <table:table-cell office:value-type="float" office:value="1531" calcext:value-type="float">
            <text:p>1531</text:p>
          </table:table-cell>
          <table:table-cell/>
          <table:table-cell table:formula="of:=[.M31]/([.E31]+[.I31]+[.M31])" office:value-type="percentage" office:value="0.0348247389850556" calcext:value-type="percentage">
            <text:p>3.48%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1568577" calcext:value-type="float">
            <text:p>1568577</text:p>
          </table:table-cell>
          <table:table-cell office:value-type="float" office:value="1527652" calcext:value-type="float">
            <text:p>1527652</text:p>
          </table:table-cell>
          <table:table-cell office:value-type="float" office:value="40925" calcext:value-type="float">
            <text:p>40925</text:p>
          </table:table-cell>
          <table:table-cell/>
          <table:table-cell office:value-type="float" office:value="98506" calcext:value-type="float">
            <text:p>98506</text:p>
          </table:table-cell>
          <table:table-cell office:value-type="float" office:value="96956" calcext:value-type="float">
            <text:p>96956</text:p>
          </table:table-cell>
          <table:table-cell office:value-type="float" office:value="1550" calcext:value-type="float">
            <text:p>1550</text:p>
          </table:table-cell>
          <table:table-cell/>
          <table:table-cell office:value-type="float" office:value="44834" calcext:value-type="float">
            <text:p>44834</text:p>
          </table:table-cell>
          <table:table-cell office:value-type="float" office:value="43299" calcext:value-type="float">
            <text:p>43299</text:p>
          </table:table-cell>
          <table:table-cell office:value-type="float" office:value="1535" calcext:value-type="float">
            <text:p>1535</text:p>
          </table:table-cell>
          <table:table-cell/>
          <table:table-cell table:formula="of:=[.M32]/([.E32]+[.I32]+[.M32])" office:value-type="percentage" office:value="0.0348784367189275" calcext:value-type="percentage">
            <text:p>3.49%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1375727" calcext:value-type="float">
            <text:p>1375727</text:p>
          </table:table-cell>
          <table:table-cell office:value-type="float" office:value="1339282" calcext:value-type="float">
            <text:p>1339282</text:p>
          </table:table-cell>
          <table:table-cell office:value-type="float" office:value="36445" calcext:value-type="float">
            <text:p>36445</text:p>
          </table:table-cell>
          <table:table-cell/>
          <table:table-cell office:value-type="float" office:value="147638" calcext:value-type="float">
            <text:p>147638</text:p>
          </table:table-cell>
          <table:table-cell office:value-type="float" office:value="145241" calcext:value-type="float">
            <text:p>145241</text:p>
          </table:table-cell>
          <table:table-cell office:value-type="float" office:value="2397" calcext:value-type="float">
            <text:p>2397</text:p>
          </table:table-cell>
          <table:table-cell/>
          <table:table-cell office:value-type="float" office:value="140407" calcext:value-type="float">
            <text:p>140407</text:p>
          </table:table-cell>
          <table:table-cell office:value-type="float" office:value="135209" calcext:value-type="float">
            <text:p>135209</text:p>
          </table:table-cell>
          <table:table-cell office:value-type="float" office:value="5198" calcext:value-type="float">
            <text:p>5198</text:p>
          </table:table-cell>
          <table:table-cell/>
          <table:table-cell table:formula="of:=[.M33]/([.E33]+[.I33]+[.M33])" office:value-type="percentage" office:value="0.11802906448683" calcext:value-type="percentage">
            <text:p>11.80%</text:p>
          </table:table-cell>
        </table:table-row>
        <table:table-row table:style-name="ro1" table:number-rows-repeated="2">
          <table:table-cell table:number-columns-repeated="14"/>
          <table:table-cell table:style-name="Default"/>
        </table:table-row>
        <table:table-row table:style-name="ro1">
          <table:table-cell table:number-columns-repeated="14"/>
          <table:table-cell table:formula="of:=SUM([.O2:.O33])/32" office:value-type="percentage" office:value="0.0649013793927867" calcext:value-type="percentage">
            <text:p>6.49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6T07:17:09.926724428</dc:date>
    <meta:editing-duration>PT2M9S</meta:editing-duration>
    <meta:editing-cycles>1</meta:editing-cycles>
    <meta:document-statistic meta:table-count="1" meta:cell-count="396" meta:object-count="0"/>
    <meta:generator>LibreOffice/5.1.6.2$Linux_X86_64 LibreOffice_project/10m0$Build-2</meta:generator>
  </office:meta>
</office:document-meta>
</file>